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3" style:family="table-cell" style:parent-style-name="Default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fo:color="#141312" style:font-name="Arial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M</text:p>
          </table:table-cell>
          <table:table-cell office:value-type="string">
            <text:p>N</text:p>
          </table:table-cell>
          <table:table-cell/>
          <table:table-cell office:value-type="string">
            <text:p>“I”</text:p>
          </table:table-cell>
          <table:table-cell office:value-type="string">
            <text:p>“i”</text:p>
          </table:table-cell>
          <table:table-cell office:value-type="string">
            <text:p>“O”</text:p>
          </table:table-cell>
          <table:table-cell office:value-type="string">
            <text:p>“o”</text:p>
          </table:table-cell>
          <table:table-cell/>
          <table:table-cell office:value-type="string">
            <text:p>V</text:p>
          </table:table-cell>
          <table:table-cell office:value-type="string">
            <text:p>rho_total</text:p>
          </table:table-cell>
          <table:table-cell/>
          <table:table-cell office:value-type="string">
            <text:p>Nv</text:p>
          </table:table-cell>
          <table:table-cell office:value-type="string">
            <text:p>Nl</text:p>
          </table:table-cell>
          <table:table-cell office:value-type="string">
            <text:p>Vv</text:p>
          </table:table-cell>
          <table:table-cell office:value-type="string">
            <text:p>Vl</text:p>
          </table:table-cell>
          <table:table-cell table:number-columns-repeated="1009"/>
        </table:table-row>
        <table:table-row table:style-name="ro1">
          <table:table-cell table:style-name="ce2" office:value-type="float" office:value="10">
            <text:p>10</text:p>
          </table:table-cell>
          <table:table-cell table:formula="of:= POWER(2; [.A2])" office:value-type="float" office:value="1024">
            <text:p>1024</text:p>
          </table:table-cell>
          <table:table-cell/>
          <table:table-cell table:style-name="ce3" table:formula="of:= POWER(3*[.O2] / (4*PI()); 1/3)" office:value-type="float" office:value="5.73709332895523">
            <text:p>5.73709332895523</text:p>
          </table:table-cell>
          <table:table-cell table:style-name="ce2" office:value-type="float" office:value="0.6473">
            <text:p>0.6473</text:p>
          </table:table-cell>
          <table:table-cell table:style-name="ce4" table:formula="of:= POWER([.I2]; 1/3) / 2" office:value-type="float" office:value="9.61503056793108">
            <text:p>9.61503056793108</text:p>
          </table:table-cell>
          <table:table-cell table:style-name="ce2" office:value-type="float" office:value="0.08101">
            <text:p>0.08101</text:p>
          </table:table-cell>
          <table:table-cell/>
          <table:table-cell table:formula="of:= [.N2]+[.O2]" office:value-type="float" office:value="7111.18529003892">
            <text:p>7111.18529003892</text:p>
          </table:table-cell>
          <table:table-cell table:formula="of:= ([.L2] + [.M2]) / ([.N2] + [.O2])" office:value-type="float" office:value="0.143998497892381">
            <text:p>0.143998497892381</text:p>
          </table:table-cell>
          <table:table-cell/>
          <table:table-cell table:formula="of:= [.B2] - [.M2]" office:value-type="float" office:value="512">
            <text:p>512</text:p>
          </table:table-cell>
          <table:table-cell table:formula="of:= [.B2]/2" office:value-type="float" office:value="512">
            <text:p>512</text:p>
          </table:table-cell>
          <table:table-cell table:formula="of:= [.L2]/[.G2]" office:value-type="float" office:value="6320.20738180472">
            <text:p>6320.20738180472</text:p>
          </table:table-cell>
          <table:table-cell table:style-name="ce5" table:formula="of:= [.M2] / [.E2]" office:value-type="float" office:value="790.977908234204">
            <text:p>790.977908234204</text:p>
          </table:table-cell>
          <table:table-cell table:number-columns-repeated="1009"/>
        </table:table-row>
        <table:table-row table:style-name="ro1">
          <table:table-cell table:style-name="ce2" office:value-type="float" office:value="14">
            <text:p>14</text:p>
          </table:table-cell>
          <table:table-cell table:formula="of:= POWER(2; [.A3])" office:value-type="float" office:value="16384">
            <text:p>16384</text:p>
          </table:table-cell>
          <table:table-cell/>
          <table:table-cell table:style-name="ce3" table:formula="of:= POWER(3*[.O3] / (4*PI()); 1/3)" office:value-type="float" office:value="14.5630880746304">
            <text:p>14.5630880746304</text:p>
          </table:table-cell>
          <table:table-cell table:style-name="ce2" office:value-type="float" office:value="0.6332">
            <text:p>0.6332</text:p>
          </table:table-cell>
          <table:table-cell table:style-name="ce4" table:formula="of:= POWER([.I3]; 1/3) / 2" office:value-type="float" office:value="25.2802813662661">
            <text:p>25.2802813662661</text:p>
          </table:table-cell>
          <table:table-cell table:style-name="ce2" office:value-type="float" office:value="0.07043">
            <text:p>0.07043</text:p>
          </table:table-cell>
          <table:table-cell/>
          <table:table-cell table:formula="of:= [.N3]+[.O3]" office:value-type="float" office:value="129251.531226509">
            <text:p>129251.531226509</text:p>
          </table:table-cell>
          <table:table-cell table:formula="of:= ([.L3] + [.M3]) / ([.N3] + [.O3])" office:value-type="float" office:value="0.126760587240453">
            <text:p>0.126760587240453</text:p>
          </table:table-cell>
          <table:table-cell/>
          <table:table-cell table:formula="of:= [.B3] - [.M3]" office:value-type="float" office:value="8192">
            <text:p>8192</text:p>
          </table:table-cell>
          <table:table-cell table:formula="of:= [.B3]/2" office:value-type="float" office:value="8192">
            <text:p>8192</text:p>
          </table:table-cell>
          <table:table-cell table:formula="of:= [.L3]/[.G3]" office:value-type="float" office:value="116314.070708505">
            <text:p>116314.070708505</text:p>
          </table:table-cell>
          <table:table-cell table:style-name="ce5" table:formula="of:= [.M3] / [.E3]" office:value-type="float" office:value="12937.4605180038">
            <text:p>12937.4605180038</text:p>
          </table:table-cell>
          <table:table-cell table:number-columns-repeated="1009"/>
        </table:table-row>
        <table:table-row table:style-name="ro1">
          <table:table-cell table:style-name="ce2" office:value-type="float" office:value="18">
            <text:p>18</text:p>
          </table:table-cell>
          <table:table-cell table:formula="of:= POWER(2; [.A4])" office:value-type="float" office:value="262144">
            <text:p>262144</text:p>
          </table:table-cell>
          <table:table-cell/>
          <table:table-cell table:style-name="ce3" table:formula="of:= POWER(3*[.O4] / (4*PI()); 1/3)" office:value-type="float" office:value="36.8211580354804">
            <text:p>36.8211580354804</text:p>
          </table:table-cell>
          <table:table-cell table:style-name="ce2" office:value-type="float" office:value="0.6268">
            <text:p>0.6268</text:p>
          </table:table-cell>
          <table:table-cell table:style-name="ce4" table:formula="of:= POWER([.I4]; 1/3) / 2" office:value-type="float" office:value="64.6986056223841">
            <text:p>64.6986056223841</text:p>
          </table:table-cell>
          <table:table-cell table:style-name="ce2" office:value-type="float" office:value="0.06696">
            <text:p>0.06696</text:p>
          </table:table-cell>
          <table:table-cell/>
          <table:table-cell table:formula="of:= [.N4]+[.O4]" office:value-type="float" office:value="2166580.09925441">
            <text:p>2166580.09925441</text:p>
          </table:table-cell>
          <table:table-cell table:formula="of:= ([.L4] + [.M4]) / ([.N4] + [.O4])" office:value-type="float" office:value="0.120994372693727">
            <text:p>0.120994372693727</text:p>
          </table:table-cell>
          <table:table-cell/>
          <table:table-cell table:formula="of:= [.B4] - [.M4]" office:value-type="float" office:value="131072">
            <text:p>131072</text:p>
          </table:table-cell>
          <table:table-cell table:formula="of:= [.B4]/2" office:value-type="float" office:value="131072">
            <text:p>131072</text:p>
          </table:table-cell>
          <table:table-cell table:formula="of:= [.L4]/[.G4]" office:value-type="float" office:value="1957467.14456392">
            <text:p>1957467.14456392</text:p>
          </table:table-cell>
          <table:table-cell table:style-name="ce5" table:formula="of:= [.M4] / [.E4]" office:value-type="float" office:value="209112.954690491">
            <text:p>209112.954690491</text:p>
          </table:table-cell>
          <table:table-cell table:number-columns-repeated="1009"/>
        </table:table-row>
        <table:table-row table:style-name="ro1">
          <table:table-cell table:style-name="ce2" office:value-type="float" office:value="22">
            <text:p>22</text:p>
          </table:table-cell>
          <table:table-cell table:formula="of:= POWER(2; [.A5])" office:value-type="float" office:value="4194304">
            <text:p>4194304</text:p>
          </table:table-cell>
          <table:table-cell/>
          <table:table-cell table:style-name="ce3" table:formula="of:= POWER(3*[.O5] / (4*PI()); 1/3)" office:value-type="float" office:value="92.9121504157935">
            <text:p>92.9121504157935</text:p>
          </table:table-cell>
          <table:table-cell table:style-name="ce2" office:value-type="float" office:value="0.6242">
            <text:p>0.6242</text:p>
          </table:table-cell>
          <table:table-cell table:style-name="ce4" table:formula="of:= POWER([.I5]; 1/3) / 2" office:value-type="float" office:value="164.018214968031">
            <text:p>164.018214968031</text:p>
          </table:table-cell>
          <table:table-cell table:style-name="ce2" office:value-type="float" office:value="0.06566">
            <text:p>0.06566</text:p>
          </table:table-cell>
          <table:table-cell/>
          <table:table-cell table:formula="of:= [.N5]+[.O5]" office:value-type="float" office:value="35299311.1406786">
            <text:p>35299311.1406786</text:p>
          </table:table-cell>
          <table:table-cell table:formula="of:= ([.L5] + [.M5]) / ([.N5] + [.O5])" office:value-type="float" office:value="0.118821128924709">
            <text:p>0.118821128924709</text:p>
          </table:table-cell>
          <table:table-cell/>
          <table:table-cell table:formula="of:= [.B5] - [.M5]" office:value-type="float" office:value="2097152">
            <text:p>2097152</text:p>
          </table:table-cell>
          <table:table-cell table:formula="of:= [.B5]/2" office:value-type="float" office:value="2097152">
            <text:p>2097152</text:p>
          </table:table-cell>
          <table:table-cell table:formula="of:= [.L5]/[.G5]" office:value-type="float" office:value="31939567.4687786">
            <text:p>31939567.4687786</text:p>
          </table:table-cell>
          <table:table-cell table:style-name="ce5" table:formula="of:= [.M5] / [.E5]" office:value-type="float" office:value="3359743.67190003">
            <text:p>3359743.67190003</text:p>
          </table:table-cell>
          <table:table-cell table:number-columns-repeated="1009"/>
        </table:table-row>
        <table:table-row table:style-name="ro1">
          <table:table-cell table:style-name="ce2" office:value-type="float" office:value="26">
            <text:p>26</text:p>
          </table:table-cell>
          <table:table-cell table:formula="of:= POWER(2; [.A6])" office:value-type="float" office:value="67108864">
            <text:p>67108864</text:p>
          </table:table-cell>
          <table:table-cell/>
          <table:table-cell table:style-name="ce3" table:formula="of:= POWER(3*[.O6] / (4*PI()); 1/3)" office:value-type="float" office:value="234.261638748466">
            <text:p>234.261638748466</text:p>
          </table:table-cell>
          <table:table-cell table:style-name="ce2" office:value-type="float" office:value="0.6231">
            <text:p>0.6231</text:p>
          </table:table-cell>
          <table:table-cell table:style-name="ce4" table:formula="of:= POWER([.I6]; 1/3) / 2" office:value-type="float" office:value="414.277362477667">
            <text:p>414.277362477667</text:p>
          </table:table-cell>
          <table:table-cell table:style-name="ce2" office:value-type="float" office:value="0.06516">
            <text:p>0.06516</text:p>
          </table:table-cell>
          <table:table-cell/>
          <table:table-cell table:formula="of:= [.N6]+[.O6]" office:value-type="float" office:value="568805248.207959">
            <text:p>568805248.207959</text:p>
          </table:table-cell>
          <table:table-cell table:formula="of:= ([.L6] + [.M6]) / ([.N6] + [.O6])" office:value-type="float" office:value="0.117982146281928">
            <text:p>0.117982146281928</text:p>
          </table:table-cell>
          <table:table-cell/>
          <table:table-cell table:formula="of:= [.B6] - [.M6]" office:value-type="float" office:value="33554432">
            <text:p>33554432</text:p>
          </table:table-cell>
          <table:table-cell table:formula="of:= [.B6]/2" office:value-type="float" office:value="33554432">
            <text:p>33554432</text:p>
          </table:table-cell>
          <table:table-cell table:formula="of:= [.L6]/[.G6]" office:value-type="float" office:value="514954450.58318">
            <text:p>514954450.58318</text:p>
          </table:table-cell>
          <table:table-cell table:style-name="ce5" table:formula="of:= [.M6] / [.E6]" office:value-type="float" office:value="53850797.6247793">
            <text:p>53850797.6247793</text:p>
          </table:table-cell>
          <table:table-cell table:number-columns-repeated="100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2">02/11/2011</text:date>, <text:time>16:1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02T15:54:23</meta:creation-date>
    <dc:date>2011-11-02T16:10:43</dc:date>
    <meta:editing-duration>PT00H00M58S</meta:editing-duration>
    <meta:editing-cycles>1</meta:editing-cycles>
    <meta:document-statistic meta:table-count="3" meta:cell-count="72" meta:object-count="0"/>
    <meta:generator>OpenOffice.org/3.2$Unix OpenOffice.org_project/320m12$Build-9483</meta:generator>
  </office:meta>
</office:document-meta>
</file>